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7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8.3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rimer apelli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egundo Apelli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epartamento de nacimi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iudad de nacimi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eléfono fij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eléfono celular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ive en sector Rural o Urbano?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Lugar de vivie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irección de vivie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strato 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ipo de viviend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tb_preguntas(id, encuesta_id, pregunta)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'</text:p>
          </table:table-cell>
          <table:table-cell/>
          <table:table-cell office:value-type="string" calcext:value-type="string">
            <text:p>');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1:00:48.123635966</meta:creation-date>
    <dc:date>2017-11-22T22:14:42.540393430</dc:date>
    <meta:editing-duration>PT1H10M28S</meta:editing-duration>
    <meta:editing-cycles>2</meta:editing-cycles>
    <meta:generator>LibreOffice/4.2.8.2$Linux_X86_64 LibreOffice_project/420m0$Build-2</meta:generator>
    <meta:document-statistic meta:table-count="1" meta:cell-count="290" meta:object-count="0"/>
  </office:meta>
</office:document-meta>
</file>